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ru" fo:country="RU" fo:font-weight="bold" officeooo:rsid="000a9f83" officeooo:paragraph-rsid="000a9f83" style:font-weight-asian="bold" style:font-weight-complex="bold"/>
    </style:style>
    <style:style style:name="P2" style:family="paragraph" style:parent-style-name="Standard">
      <style:text-properties fo:language="ru" fo:country="RU" fo:font-weight="bold" officeooo:rsid="000a9f83" officeooo:paragraph-rsid="001b3a0c" style:font-weight-asian="bold" style:font-weight-complex="bold"/>
    </style:style>
    <style:style style:name="P3" style:family="paragraph" style:parent-style-name="Standard">
      <style:paragraph-properties fo:text-align="center" style:justify-single-word="false"/>
      <style:text-properties fo:language="ru" fo:country="RU" fo:font-weight="bold" officeooo:rsid="000a9f83" officeooo:paragraph-rsid="000a9f83" style:font-weight-asian="bold" style:font-weight-complex="bold"/>
    </style:style>
    <style:style style:name="P4" style:family="paragraph" style:parent-style-name="Standard">
      <style:text-properties fo:language="ru" fo:country="RU" fo:font-weight="bold" officeooo:rsid="00184d0a" officeooo:paragraph-rsid="00184d0a" style:font-weight-asian="bold" style:font-weight-complex="bold"/>
    </style:style>
    <style:style style:name="P5" style:family="paragraph" style:parent-style-name="Standard">
      <style:text-properties fo:language="ru" fo:country="RU" fo:font-weight="bold" officeooo:rsid="00184d0a" officeooo:paragraph-rsid="001b3a0c" style:font-weight-asian="bold" style:font-weight-complex="bold"/>
    </style:style>
    <style:style style:name="P6" style:family="paragraph" style:parent-style-name="Standard">
      <style:text-properties fo:language="ru" fo:country="RU" fo:font-weight="bold" officeooo:rsid="000dde2b" officeooo:paragraph-rsid="000dde2b" style:font-weight-asian="bold" style:font-weight-complex="bold"/>
    </style:style>
    <style:style style:name="P7" style:family="paragraph" style:parent-style-name="Standard">
      <style:text-properties fo:language="ru" fo:country="RU" fo:font-weight="bold" officeooo:rsid="001984c1" officeooo:paragraph-rsid="001984c1" style:font-weight-asian="bold" style:font-weight-complex="bold"/>
    </style:style>
    <style:style style:name="P8" style:family="paragraph" style:parent-style-name="Standard">
      <style:text-properties fo:language="ru" fo:country="RU" fo:font-weight="bold" officeooo:rsid="001aced1" officeooo:paragraph-rsid="001aced1" style:font-weight-asian="bold" style:font-weight-complex="bold"/>
    </style:style>
    <style:style style:name="P9" style:family="paragraph" style:parent-style-name="Standard">
      <style:text-properties fo:language="ru" fo:country="RU" fo:font-weight="bold" officeooo:rsid="001b3a0c" officeooo:paragraph-rsid="001b3a0c" style:font-weight-asian="bold" style:font-weight-complex="bold"/>
    </style:style>
    <style:style style:name="P10" style:family="paragraph" style:parent-style-name="Standard">
      <style:text-properties fo:language="ru" fo:country="RU" fo:font-weight="bold" officeooo:rsid="001b3a0c" officeooo:paragraph-rsid="001ce283" style:font-weight-asian="bold" style:font-weight-complex="bold"/>
    </style:style>
    <style:style style:name="P11" style:family="paragraph" style:parent-style-name="Standard">
      <style:text-properties fo:language="ru" fo:country="RU" fo:font-weight="bold" officeooo:rsid="001ce283" officeooo:paragraph-rsid="001ce283" style:font-weight-asian="bold" style:font-weight-complex="bold"/>
    </style:style>
    <style:style style:name="P12" style:family="paragraph" style:parent-style-name="Standard">
      <style:paragraph-properties fo:text-align="start" style:justify-single-word="false"/>
      <style:text-properties fo:language="ru" fo:country="RU" fo:font-weight="bold" officeooo:rsid="001ce283" officeooo:paragraph-rsid="002fa923" style:font-weight-asian="bold" style:font-weight-complex="bold"/>
    </style:style>
    <style:style style:name="P13" style:family="paragraph" style:parent-style-name="Standard">
      <style:text-properties fo:language="ru" fo:country="RU" fo:font-weight="bold" officeooo:rsid="001ce283" officeooo:paragraph-rsid="002fa923" style:font-weight-asian="bold" style:font-weight-complex="bold"/>
    </style:style>
    <style:style style:name="P14" style:family="paragraph" style:parent-style-name="Standard">
      <style:paragraph-properties fo:text-align="start" style:justify-single-word="false"/>
      <style:text-properties fo:language="ru" fo:country="RU" fo:font-weight="bold" officeooo:rsid="002fa923" officeooo:paragraph-rsid="002fa923" style:font-weight-asian="bold" style:font-weight-complex="bold"/>
    </style:style>
    <style:style style:name="P15" style:family="paragraph" style:parent-style-name="Standard">
      <style:text-properties fo:language="ru" fo:country="RU" fo:font-weight="normal" officeooo:rsid="00184d0a" officeooo:paragraph-rsid="00184d0a" style:font-weight-asian="normal" style:font-weight-complex="normal"/>
    </style:style>
    <style:style style:name="P16" style:family="paragraph" style:parent-style-name="Standard">
      <style:text-properties fo:language="ru" fo:country="RU" fo:font-weight="normal" officeooo:rsid="00184d0a" officeooo:paragraph-rsid="001ce283" style:font-weight-asian="normal" style:font-weight-complex="normal"/>
    </style:style>
    <style:style style:name="P17" style:family="paragraph" style:parent-style-name="Standard" style:list-style-name="L1">
      <style:text-properties officeooo:paragraph-rsid="001ce283"/>
    </style:style>
    <style:style style:name="P18" style:family="paragraph" style:parent-style-name="Standard" style:list-style-name="L1">
      <style:text-properties fo:language="ru" fo:country="RU" officeooo:rsid="000a9f83" officeooo:paragraph-rsid="001ce283"/>
    </style:style>
    <style:style style:name="P19" style:family="paragraph" style:parent-style-name="Standard" style:list-style-name="L1">
      <style:text-properties fo:language="ru" fo:country="RU" officeooo:rsid="000adeab" officeooo:paragraph-rsid="001ce283"/>
    </style:style>
    <style:style style:name="P20" style:family="paragraph" style:parent-style-name="Standard" style:list-style-name="L1">
      <style:text-properties fo:language="ru" fo:country="RU" officeooo:rsid="000f6aa4" officeooo:paragraph-rsid="001ce283"/>
    </style:style>
    <style:style style:name="P21" style:family="paragraph" style:parent-style-name="Standard" style:list-style-name="L1">
      <style:text-properties fo:language="ru" fo:country="RU" officeooo:rsid="00184d0a" officeooo:paragraph-rsid="001ce283"/>
    </style:style>
    <style:style style:name="P22" style:family="paragraph" style:parent-style-name="Standard" style:list-style-name="L2">
      <style:text-properties fo:language="ru" fo:country="RU" fo:font-weight="bold" officeooo:rsid="000a9f83" officeooo:paragraph-rsid="001b3a0c" style:font-weight-asian="bold" style:font-weight-complex="bold"/>
    </style:style>
    <style:style style:name="P23" style:family="paragraph" style:parent-style-name="Standard" style:list-style-name="L2">
      <style:text-properties fo:language="ru" fo:country="RU" fo:font-weight="bold" officeooo:rsid="000a9f83" officeooo:paragraph-rsid="002830d7" style:font-weight-asian="bold" style:font-weight-complex="bold"/>
    </style:style>
    <style:style style:name="P24" style:family="paragraph" style:parent-style-name="Standard" style:list-style-name="L2">
      <style:text-properties fo:language="ru" fo:country="RU" fo:font-weight="bold" officeooo:rsid="000a9f83" officeooo:paragraph-rsid="001f6aa1" style:font-weight-asian="bold" style:font-weight-complex="bold"/>
    </style:style>
    <style:style style:name="P25" style:family="paragraph" style:parent-style-name="Standard" style:list-style-name="L3">
      <style:text-properties fo:language="ru" fo:country="RU" fo:font-weight="bold" officeooo:rsid="000dde2b" officeooo:paragraph-rsid="001b3a0c" style:font-weight-asian="bold" style:font-weight-complex="bold"/>
    </style:style>
    <style:style style:name="P26" style:family="paragraph" style:parent-style-name="Standard" style:list-style-name="L4">
      <style:text-properties fo:language="ru" fo:country="RU" fo:font-weight="bold" officeooo:rsid="00184d0a" officeooo:paragraph-rsid="001ce283" style:font-weight-asian="bold" style:font-weight-complex="bold"/>
    </style:style>
    <style:style style:name="P27" style:family="paragraph" style:parent-style-name="Standard" style:list-style-name="L4">
      <style:text-properties fo:language="ru" fo:country="RU" fo:font-weight="bold" officeooo:rsid="00184d0a" officeooo:paragraph-rsid="002333e0" style:font-weight-asian="bold" style:font-weight-complex="bold"/>
    </style:style>
    <style:style style:name="P28" style:family="paragraph" style:parent-style-name="Standard" style:list-style-name="L5">
      <style:text-properties fo:language="ru" fo:country="RU" fo:font-weight="bold" officeooo:rsid="001ce283" officeooo:paragraph-rsid="001ce283" style:font-weight-asian="bold" style:font-weight-complex="bold"/>
    </style:style>
    <style:style style:name="P29" style:family="paragraph" style:parent-style-name="Standard" style:list-style-name="L6">
      <style:text-properties fo:language="ru" fo:country="RU" fo:font-weight="bold" officeooo:rsid="002fa923" officeooo:paragraph-rsid="002fa923" style:font-weight-asian="bold" style:font-weight-complex="bold"/>
    </style:style>
    <style:style style:name="P30" style:family="paragraph" style:parent-style-name="Standard" style:list-style-name="L2">
      <style:text-properties fo:language="ru" fo:country="RU" fo:font-weight="normal" officeooo:rsid="000dde2b" officeooo:paragraph-rsid="001b3a0c" style:font-weight-asian="normal" style:font-weight-complex="normal"/>
    </style:style>
    <style:style style:name="P31" style:family="paragraph" style:parent-style-name="Standard" style:list-style-name="L5">
      <style:text-properties fo:language="ru" fo:country="RU" officeooo:rsid="001ce283" officeooo:paragraph-rsid="001ce283"/>
    </style:style>
    <style:style style:name="P32" style:family="paragraph" style:parent-style-name="Standard" style:list-style-name="L4">
      <style:text-properties officeooo:paragraph-rsid="002333e0"/>
    </style:style>
    <style:style style:name="P33" style:family="paragraph" style:parent-style-name="Standard" style:list-style-name="L7">
      <style:text-properties officeooo:paragraph-rsid="001ce283"/>
    </style:style>
    <style:style style:name="T1" style:family="text">
      <style:text-properties officeooo:rsid="000c10f9"/>
    </style:style>
    <style:style style:name="T2" style:family="text">
      <style:text-properties fo:font-weight="normal" style:font-weight-asian="normal" style:font-weight-complex="normal"/>
    </style:style>
    <style:style style:name="T3" style:family="text">
      <style:text-properties fo:font-weight="normal" officeooo:rsid="000dde2b" style:font-weight-asian="normal" style:font-weight-complex="normal"/>
    </style:style>
    <style:style style:name="T4" style:family="text">
      <style:text-properties fo:font-weight="normal" officeooo:rsid="000ebaab" style:font-weight-asian="normal" style:font-weight-complex="normal"/>
    </style:style>
    <style:style style:name="T5" style:family="text">
      <style:text-properties fo:font-weight="normal" officeooo:rsid="000f658c" style:font-weight-asian="normal" style:font-weight-complex="normal"/>
    </style:style>
    <style:style style:name="T6" style:family="text">
      <style:text-properties fo:font-weight="normal" officeooo:rsid="00140442" style:font-weight-asian="normal" style:font-weight-complex="normal"/>
    </style:style>
    <style:style style:name="T7" style:family="text">
      <style:text-properties fo:font-weight="normal" officeooo:rsid="001674e6" style:font-weight-asian="normal" style:font-weight-complex="normal"/>
    </style:style>
    <style:style style:name="T8" style:family="text">
      <style:text-properties fo:font-weight="normal" officeooo:rsid="001984c1" style:font-weight-asian="normal" style:font-weight-complex="normal"/>
    </style:style>
    <style:style style:name="T9" style:family="text">
      <style:text-properties fo:font-weight="normal" officeooo:rsid="001b3a0c" style:font-weight-asian="normal" style:font-weight-complex="normal"/>
    </style:style>
    <style:style style:name="T10" style:family="text">
      <style:text-properties fo:font-weight="normal" officeooo:rsid="000c10f9" style:font-weight-asian="normal" style:font-weight-complex="normal"/>
    </style:style>
    <style:style style:name="T11" style:family="text">
      <style:text-properties fo:font-weight="normal" officeooo:rsid="00184d0a" style:font-weight-asian="normal" style:font-weight-complex="normal"/>
    </style:style>
    <style:style style:name="T12" style:family="text">
      <style:text-properties fo:font-weight="normal" officeooo:rsid="00126664" style:font-weight-asian="normal" style:font-weight-complex="normal"/>
    </style:style>
    <style:style style:name="T13" style:family="text">
      <style:text-properties fo:font-weight="normal" officeooo:rsid="000a9f83" style:font-weight-asian="normal" style:font-weight-complex="normal"/>
    </style:style>
    <style:style style:name="T14" style:family="text">
      <style:text-properties fo:font-weight="normal" officeooo:rsid="0013808c" style:font-weight-asian="normal" style:font-weight-complex="normal"/>
    </style:style>
    <style:style style:name="T15" style:family="text">
      <style:text-properties fo:font-weight="normal" officeooo:rsid="001e126a" style:font-weight-asian="normal" style:font-weight-complex="normal"/>
    </style:style>
    <style:style style:name="T16" style:family="text">
      <style:text-properties fo:font-weight="normal" officeooo:rsid="001aced1" style:font-weight-asian="normal" style:font-weight-complex="normal"/>
    </style:style>
    <style:style style:name="T17" style:family="text">
      <style:text-properties fo:font-weight="normal" officeooo:rsid="001f6aa1" style:font-weight-asian="normal" style:font-weight-complex="normal"/>
    </style:style>
    <style:style style:name="T18" style:family="text">
      <style:text-properties fo:font-weight="normal" officeooo:rsid="00215105" style:font-weight-asian="normal" style:font-weight-complex="normal"/>
    </style:style>
    <style:style style:name="T19" style:family="text">
      <style:text-properties fo:font-weight="normal" officeooo:rsid="0023ea7d" style:font-weight-asian="normal" style:font-weight-complex="normal"/>
    </style:style>
    <style:style style:name="T20" style:family="text">
      <style:text-properties fo:font-weight="normal" officeooo:rsid="002830d7" style:font-weight-asian="normal" style:font-weight-complex="normal"/>
    </style:style>
    <style:style style:name="T21" style:family="text">
      <style:text-properties fo:font-weight="normal" officeooo:rsid="0029ed0d" style:font-weight-asian="normal" style:font-weight-complex="normal"/>
    </style:style>
    <style:style style:name="T22" style:family="text">
      <style:text-properties fo:font-weight="normal" officeooo:rsid="002b092a" style:font-weight-asian="normal" style:font-weight-complex="normal"/>
    </style:style>
    <style:style style:name="T23" style:family="text">
      <style:text-properties fo:font-weight="normal" officeooo:rsid="002e69d9" style:font-weight-asian="normal" style:font-weight-complex="normal"/>
    </style:style>
    <style:style style:name="T24" style:family="text">
      <style:text-properties fo:font-weight="normal" officeooo:rsid="00309177" style:font-weight-asian="normal" style:font-weight-complex="normal"/>
    </style:style>
    <style:style style:name="T25" style:family="text">
      <style:text-properties fo:font-weight="normal" officeooo:rsid="00346a83" style:font-weight-asian="normal" style:font-weight-complex="normal"/>
    </style:style>
    <style:style style:name="T26" style:family="text">
      <style:text-properties fo:font-weight="normal" officeooo:rsid="00364484" style:font-weight-asian="normal" style:font-weight-complex="normal"/>
    </style:style>
    <style:style style:name="T27" style:family="text">
      <style:text-properties fo:font-style="normal" fo:font-weight="normal" officeooo:rsid="000c10f9" style:font-style-asian="normal" style:font-weight-asian="normal" style:font-style-complex="normal" style:font-weight-complex="normal"/>
    </style:style>
    <style:style style:name="T28" style:family="text">
      <style:text-properties fo:font-style="normal" fo:font-weight="normal" officeooo:rsid="000dba67" style:font-style-asian="normal" style:font-weight-asian="normal" style:font-style-complex="normal" style:font-weight-complex="normal"/>
    </style:style>
    <style:style style:name="T29" style:family="text">
      <style:text-properties officeooo:rsid="000dba67"/>
    </style:style>
    <style:style style:name="T30" style:family="text">
      <style:text-properties officeooo:rsid="00126664"/>
    </style:style>
    <style:style style:name="T31" style:family="text">
      <style:text-properties fo:font-weight="bold" style:font-weight-asian="bold" style:font-weight-complex="bold"/>
    </style:style>
    <style:style style:name="T32" style:family="text">
      <style:text-properties fo:font-weight="bold" officeooo:rsid="000a9f83" style:font-weight-asian="bold" style:font-weight-complex="bold"/>
    </style:style>
    <style:style style:name="T33" style:family="text">
      <style:text-properties fo:font-weight="bold" officeooo:rsid="000f6aa4" style:font-weight-asian="bold" style:font-weight-complex="bold"/>
    </style:style>
    <style:style style:name="T34" style:family="text">
      <style:text-properties fo:font-weight="bold" officeooo:rsid="000dba67" style:font-weight-asian="bold" style:font-weight-complex="bold"/>
    </style:style>
    <style:style style:name="T35" style:family="text">
      <style:text-properties fo:font-weight="bold" officeooo:rsid="00140442" style:font-weight-asian="bold" style:font-weight-complex="bold"/>
    </style:style>
    <style:style style:name="T36" style:family="text">
      <style:text-properties fo:font-weight="bold" officeooo:rsid="0013808c" style:font-weight-asian="bold" style:font-weight-complex="bold"/>
    </style:style>
    <style:style style:name="T37" style:family="text">
      <style:text-properties fo:font-weight="bold" officeooo:rsid="001f6aa1" style:font-weight-asian="bold" style:font-weight-complex="bold"/>
    </style:style>
    <style:style style:name="T38" style:family="text">
      <style:text-properties fo:font-weight="bold" officeooo:rsid="00346a83" style:font-weight-asian="bold"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officeooo:rsid="001b3a0c" style:font-style-asian="italic" style:font-weight-asian="normal" style:font-style-complex="italic" style:font-weight-complex="normal"/>
    </style:style>
    <style:style style:name="T41" style:family="text">
      <style:text-properties fo:font-style="italic" fo:font-weight="normal" officeooo:rsid="00126664" style:font-style-asian="italic" style:font-weight-asian="normal" style:font-style-complex="italic" style:font-weight-complex="normal"/>
    </style:style>
    <style:style style:name="T42" style:family="text">
      <style:text-properties fo:font-style="italic" fo:font-weight="normal" officeooo:rsid="000a9f83" style:font-style-asian="italic" style:font-weight-asian="normal" style:font-style-complex="italic" style:font-weight-complex="normal"/>
    </style:style>
    <style:style style:name="T43" style:family="text">
      <style:text-properties officeooo:rsid="0015add7"/>
    </style:style>
    <style:style style:name="T44" style:family="text">
      <style:text-properties officeooo:rsid="001674e6"/>
    </style:style>
    <style:style style:name="T45" style:family="text">
      <style:text-properties officeooo:rsid="001b3a0c"/>
    </style:style>
    <style:style style:name="T46" style:family="text">
      <style:text-properties style:text-position="0% 100%" fo:language="ru" fo:country="RU" fo:font-weight="bold" officeooo:rsid="000a9f83" style:font-weight-asian="bold" style:font-weight-complex="bold"/>
    </style:style>
    <style:style style:name="T47" style:family="text">
      <style:text-properties style:text-position="0% 100%" fo:language="ru" fo:country="RU" fo:font-weight="normal" officeooo:rsid="001b3a0c" style:font-weight-asian="normal" style:font-weight-complex="normal"/>
    </style:style>
    <style:style style:name="T48" style:family="text">
      <style:text-properties fo:language="ru" fo:country="RU" fo:font-weight="bold" officeooo:rsid="001984c1" style:font-weight-asian="bold" style:font-weight-complex="bold"/>
    </style:style>
    <style:style style:name="T49" style:family="text">
      <style:text-properties fo:language="ru" fo:country="RU" fo:font-weight="bold" officeooo:rsid="001ce283" style:font-weight-asian="bold" style:font-weight-complex="bold"/>
    </style:style>
    <style:style style:name="T50" style:family="text">
      <style:text-properties fo:language="ru" fo:country="RU" fo:font-weight="bold" officeooo:rsid="001e126a" style:font-weight-asian="bold" style:font-weight-complex="bold"/>
    </style:style>
    <style:style style:name="T51" style:family="text">
      <style:text-properties fo:language="ru" fo:country="RU" fo:font-weight="bold" officeooo:rsid="00215105" style:font-weight-asian="bold" style:font-weight-complex="bold"/>
    </style:style>
    <style:style style:name="T52" style:family="text">
      <style:text-properties fo:language="ru" fo:country="RU" fo:font-weight="bold" officeooo:rsid="002333e0" style:font-weight-asian="bold" style:font-weight-complex="bold"/>
    </style:style>
    <style:style style:name="T53" style:family="text">
      <style:text-properties fo:language="ru" fo:country="RU" fo:font-weight="normal" officeooo:rsid="00184d0a" style:font-weight-asian="normal" style:font-weight-complex="normal"/>
    </style:style>
    <style:style style:name="T54" style:family="text">
      <style:text-properties fo:language="ru" fo:country="RU" fo:font-weight="normal" officeooo:rsid="001984c1" style:font-weight-asian="normal" style:font-weight-complex="normal"/>
    </style:style>
    <style:style style:name="T55" style:family="text">
      <style:text-properties fo:language="ru" fo:country="RU" fo:font-weight="normal" officeooo:rsid="001ce283" style:font-weight-asian="normal" style:font-weight-complex="normal"/>
    </style:style>
    <style:style style:name="T56" style:family="text">
      <style:text-properties fo:language="ru" fo:country="RU" fo:font-weight="normal" officeooo:rsid="00215105" style:font-weight-asian="normal" style:font-weight-complex="normal"/>
    </style:style>
    <style:style style:name="T57" style:family="text">
      <style:text-properties fo:language="ru" fo:country="RU" fo:font-weight="normal" officeooo:rsid="00361a16" style:font-weight-asian="normal" style:font-weight-complex="normal"/>
    </style:style>
    <style:style style:name="T58" style:family="text">
      <style:text-properties fo:language="ru" fo:country="RU" officeooo:rsid="0015add7"/>
    </style:style>
    <style:style style:name="T59" style:family="text">
      <style:text-properties officeooo:rsid="001ce283"/>
    </style:style>
    <style:style style:name="T60" style:family="text">
      <style:text-properties officeooo:rsid="001e126a"/>
    </style:style>
    <style:style style:name="T61" style:family="text">
      <style:text-properties officeooo:rsid="001f6aa1"/>
    </style:style>
    <style:style style:name="T62" style:family="text">
      <style:text-properties officeooo:rsid="00215105"/>
    </style:style>
    <style:style style:name="T63" style:family="text">
      <style:text-properties officeooo:rsid="002333e0"/>
    </style:style>
    <style:style style:name="T64" style:family="text">
      <style:text-properties officeooo:rsid="0023ea7d"/>
    </style:style>
    <style:style style:name="T65" style:family="text">
      <style:text-properties officeooo:rsid="002830d7"/>
    </style:style>
    <style:style style:name="T66" style:family="text">
      <style:text-properties officeooo:rsid="0029c69e"/>
    </style:style>
    <style:style style:name="T67" style:family="text">
      <style:text-properties officeooo:rsid="0029ed0d"/>
    </style:style>
    <style:style style:name="T68" style:family="text">
      <style:text-properties officeooo:rsid="002b092a"/>
    </style:style>
    <style:style style:name="T69" style:family="text">
      <style:text-properties officeooo:rsid="002fa923"/>
    </style:style>
    <style:style style:name="T70" style:family="text">
      <style:text-properties officeooo:rsid="000dde2b"/>
    </style:style>
    <style:style style:name="T71" style:family="text">
      <style:text-properties officeooo:rsid="00184d0a"/>
    </style:style>
    <style:style style:name="T72" style:family="text">
      <style:text-properties officeooo:rsid="000f658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Конвенции</text:p>
      <text:p text:style-name="P14">Содержание</text:p>
      <text:p text:style-name="P14">1. Конвенции по гиту</text:p>
      <text:p text:style-name="P14">2. Конвенции по наименованию файлов и директорий</text:p>
      <text:p text:style-name="P14">3. <text:span text:style-name="T70">Конвенци</text:span><text:span text:style-name="T45">и</text:span><text:span text:style-name="T70"> по именованию классов, функций и переменных</text:span></text:p>
      <text:p text:style-name="P14">4.<text:span text:style-name="T45">Конвенции по документированию</text:span></text:p>
      <text:p text:style-name="P14">5.<text:span text:style-name="T44">К</text:span><text:span text:style-name="T71">онвенци</text:span><text:span text:style-name="T59">и</text:span><text:span text:style-name="T71"> по </text:span><text:span text:style-name="T59">коммуникациям</text:span></text:p>
      <text:p text:style-name="P14">6. Конвенции по фронтендам</text:p>
      <text:p text:style-name="P12"><text:span text:style-name="T69">7.</text:span>Прочие конвенции</text:p>
      <text:p text:style-name="P3"/>
      <text:p text:style-name="P10">Конвенции по гиту</text:p>
      <text:list xml:id="list612292332" text:style-name="L1">
        <text:list-item>
          <text:p text:style-name="P17"><text:span text:style-name="T46">Конвенция наименования веток — </text:span><text:span text:style-name="T47">указать типы существующих веток, их назнычение, </text:span><text:span text:style-name="T58">выделить шаблон для правильного названия.</text:span></text:p>
        </text:list-item>
        <text:list-item>
          <text:p text:style-name="P18"><text:span text:style-name="T39">Конвенция по наименованию коммитов - </text:span><text:span text:style-name="T40">л</text:span><text:span text:style-name="T27">юбой коммит обязательно должен принадлежать какой-нибудь таске</text:span><text:span text:style-name="T28">. Пример:</text:span></text:p>
          <text:p text:style-name="P18"><text:span text:style-name="T43">“</text:span><text:span text:style-name="T1">${полное имя задачи с номером}/${комментарий о проделанной работе если необходимо}”.</text:span></text:p>
        </text:list-item>
        <text:list-item>
          <text:p text:style-name="P19"><text:span text:style-name="T31">Конвенция </text:span><text:span text:style-name="T33">для push</text:span><text:span text:style-name="T34"> в основныые ветки (dev/master/prod etc.) - </text:span><text:span text:style-name="T9">в</text:span><text:span text:style-name="T1"> основную ветку код попадает только через ПР. Не важно какой ранг и роль у того кто этот коммит делает.</text:span></text:p>
        </text:list-item>
        <text:list-item>
          <text:p text:style-name="P20"><text:span text:style-name="T31">Конвенция принятия ПР - </text:span><text:span text:style-name="T9">д</text:span><text:span text:style-name="T10">ля</text:span><text:span text:style-name="T1"> попадания в основную ветку обязате</text:span><text:span text:style-name="T29">льно должно быть необходимое число подтверждений (approve), обычно 1 или 2.</text:span></text:p>
        </text:list-item>
        <text:list-item>
          <text:p text:style-name="P21"><text:span text:style-name="T31">Конвенция по гиту - </text:span><text:span text:style-name="T9">о</text:span><text:span text:style-name="T2">писать стандарты работы с гитом (указать флоу, используем squosh, rebase, или мержим </text:span><text:span text:style-name="T9">и пр.</text:span><text:span text:style-name="T2">)</text:span></text:p>
        </text:list-item>
      </text:list>
      <text:p text:style-name="P5"/>
      <text:p text:style-name="P1">Конвенци<text:span text:style-name="T45">и</text:span> по наименованию файлов и директорий</text:p>
      <text:list xml:id="list1828828645" text:style-name="L2">
        <text:list-item>
          <text:p text:style-name="P22"><text:span text:style-name="T61">Конвенция о первой букве</text:span><text:span text:style-name="T17"> - </text:span><text:span text:style-name="T3">Нужно договорится что значит большая буква в наименовании файла или директории. Если ничего не значит то нужно договорится все называть либо с маленькой буквы либо с большой.</text:span></text:p>
        </text:list-item>
        <text:list-item>
          <text:p text:style-name="P23"><text:span text:style-name="T61">Конвенция по именам директорий и файлов</text:span><text:span text:style-name="T17"> - </text:span><text:span text:style-name="T4">Имя пакета должно совпадать с именем файла содержащим главную сущность пакета, или иметь обобщённое название, если все файлы в пакете содержат сущности одного ранга. </text:span></text:p>
        </text:list-item>
        <text:list-item>
          <text:p text:style-name="P23"><text:span text:style-name="T66">Конвенция по п</text:span><text:span text:style-name="T65">одчеркивани</text:span><text:span text:style-name="T66">ю</text:span><text:span text:style-name="T65"> множественного числа в нейминге</text:span><text:span text:style-name="T20"> - Обобщённое название не должно содержать букву «s» обозначающую множественное число, так как это не несет дополнительного смыла. Если есть директория models, то на этом уровне исключена возможность появления директории или файла model и наоборот, поэтому выбираем более короткое название</text:span></text:p>
        </text:list-item>
        <text:list-item>
          <text:p text:style-name="P24"><text:span text:style-name="T61">Конвецния по именам файлов и сущностей</text:span><text:span text:style-name="T17"> - и</text:span><text:span text:style-name="T5">мя файла должно содержать имя главной сущности этого файла, или иметь обобщённое название, если все переменные в пакете <text:s/>одного ранга.</text:span></text:p>
        </text:list-item>
        <text:list-item>
          <text:p text:style-name="P22"><text:span text:style-name="T61">Конвенция о суффиксах</text:span><text:span text:style-name="T17"> - </text:span><text:span text:style-name="T3">Нужно договорится о политике суффиксов в названиях, в каких случаях обязательно их использование. Я люблю префиксовать следующее: *Service, *Model, *Dto, *Store, *Type, *Component</text:span><text:span text:style-name="T24">, *Converter</text:span><text:span text:style-name="T3">.</text:span></text:p>
        </text:list-item>
        <text:list-item>
          <text:p text:style-name="P30"><text:span text:style-name="T37">Конвенция о префиксах </text:span><text:span text:style-name="T61">- н</text:span><text:span text:style-name="T72">ужно договорится о политике использования нейминга главной сущности в нейминге файлов пакета. Например если у нас есть пакет SuperPage, в котором файл с главной сущностью SuperPage.tsx и в этом пакете есть файл с формой которая используется главной сущностью, то этот файл можно назвать Form.tsx или MainPageForm.tsx. Несмотря на то, что мы дублируем название пакета во втором варианте, вариант с MainPageForm.tsx </text:span><text:span text:style-name="T61">мне </text:span><text:span text:style-name="T72">нравится больше, так как позволяет проще </text:span><text:soft-page-break/><text:span text:style-name="T72">навигироваться по файлам в современных IDE с использованием быстрого поиска по имени файла.</text:span></text:p>
        </text:list-item>
      </text:list>
      <text:p text:style-name="P2"/>
      <text:p text:style-name="P6">Конвенци<text:span text:style-name="T45">и</text:span> по именованию классов, функций и переменных</text:p>
      <text:list xml:id="list3121260547" text:style-name="L3">
        <text:list-item>
          <text:p text:style-name="P25"><text:span text:style-name="T45">Конвенция по наименованию в коде</text:span><text:span text:style-name="T9"> - м</text:span><text:span text:style-name="T7">ожно ссылаться на McConnel «Clean Code», тема широкая, но стоит обозначить основные правила в наименовании.</text:span></text:p>
        </text:list-item>
      </text:list>
      <text:p text:style-name="P9"/>
      <text:p text:style-name="P9">Конвенции по документированию</text:p>
      <text:list xml:id="list547553080" text:style-name="L4">
        <text:list-item>
          <text:p text:style-name="P26"><text:span text:style-name="T64">Конвенция по внутреннему документированию</text:span><text:span text:style-name="T19"> - </text:span><text:span text:style-name="T7">договорится и зафиксировать как будет вестись внутренняя документация в коде, readme файлах, </text:span><text:span text:style-name="T19">фигме</text:span><text:span text:style-name="T7"> и прочее. Что документируем, а что нет.</text:span></text:p>
        </text:list-item>
        <text:list-item>
          <text:p text:style-name="P32"><text:span text:style-name="T51">Конвеция по </text:span><text:span text:style-name="T52">документированию </text:span><text:span text:style-name="T51">описанию модулей</text:span><text:span text:style-name="T56"> - д</text:span><text:span text:style-name="T53">олжны быть описаны основные модули и их назначение.</text:span></text:p>
        </text:list-item>
        <text:list-item>
          <text:p text:style-name="P32"><text:span text:style-name="T51">Конвенция по </text:span><text:span text:style-name="T52">документированию</text:span><text:span text:style-name="T51"> стандарт</text:span><text:span text:style-name="T52">ов</text:span><text:span text:style-name="T51"> применяемых к модулям/сервисам</text:span><text:span text:style-name="T56"> - к</text:span><text:span text:style-name="T53">лассифицировать модули/микросервисы приложения и описать основные стандарты применимые к ним.</text:span></text:p>
        </text:list-item>
        <text:list-item>
          <text:p text:style-name="P27"><text:span text:style-name="T62">Конвенция по </text:span><text:span text:style-name="T63">документированию</text:span><text:span text:style-name="T62"> коммуникаци</text:span><text:span text:style-name="T63">й</text:span><text:span text:style-name="T62"> между сервисами</text:span><text:span text:style-name="T18"> - о</text:span><text:span text:style-name="T2">писать взаимодействие между модулями и стандарты коммуникации между ними.</text:span></text:p>
        </text:list-item>
        <text:list-item>
          <text:p text:style-name="P27"><text:span text:style-name="T62">Конвенция по </text:span><text:span text:style-name="T63">документированию </text:span><text:span text:style-name="T62">используемой документации</text:span><text:span text:style-name="T18"> - о</text:span><text:span text:style-name="T2">писать вид используемой документации и в каких местах она применяется.</text:span></text:p>
        </text:list-item>
        <text:list-item>
          <text:p text:style-name="P27"><text:span text:style-name="T62">Конвенция по </text:span><text:span text:style-name="T63">документированию </text:span><text:span text:style-name="T62">нейминг</text:span><text:span text:style-name="T63">а</text:span><text:span text:style-name="T62"> распространённых сущностей</text:span><text:span text:style-name="T18"> - д</text:span><text:span text:style-name="T7">оговориться все что должно или может повторяться зафиксировать и ввести конвенции по неймингу (например таблицы, сущности, сервисы, слои и пр.).</text:span></text:p>
        </text:list-item>
      </text:list>
      <text:p text:style-name="P15"/>
      <text:p text:style-name="P4"><text:span text:style-name="T44">К</text:span>онвенци<text:span text:style-name="T59">и</text:span> по <text:span text:style-name="T59">коммуникациям </text:span></text:p>
      <text:list xml:id="list625640113" text:style-name="L5">
        <text:list-item>
          <text:p text:style-name="P28">Конвенция по каналам связи - <text:span text:style-name="T11">Определить и описать список каналов связи и случаи их использования.</text:span></text:p>
        </text:list-item>
        <text:list-item>
          <text:p text:style-name="P31"><text:span text:style-name="T32">Конвенция по времени отклика - </text:span><text:span text:style-name="T2">х</text:span><text:span text:style-name="T12">арактерное</text:span><text:span text:style-name="T30"> время отклика членов команды не должно превышать 30 минут.</text:span></text:p>
        </text:list-item>
        <text:list-item>
          <text:p text:style-name="P31"><text:span text:style-name="T32">Конвенция по периоду доступности</text:span><text:span text:style-name="T13"> - </text:span><text:span text:style-name="T2">ка</text:span><text:span text:style-name="T12">ждый член команды должен явно указать период доступности в рабочие дни в течении которого будет работать <text:s/></text:span><text:span text:style-name="T41">к</text:span><text:span text:style-name="T42">онвенция по времени отклика.</text:span></text:p>
        </text:list-item>
        <text:list-item>
          <text:p text:style-name="P31"><text:span text:style-name="T32">Конвенция по статус</text:span><text:span text:style-name="T34">ам</text:span><text:span text:style-name="T32"> на </text:span><text:span text:style-name="T34">ежедневных</text:span><text:span text:style-name="T32"> митингах - </text:span><text:span text:style-name="T2">е</text:span><text:span text:style-name="T6">жедневные митинги не должны занимать больше 20 минут, иначе они становятся не эффективными.</text:span></text:p>
        </text:list-item>
        <text:list-item>
          <text:p text:style-name="P31"><text:span text:style-name="T35">К</text:span><text:span text:style-name="T31">онвенция по вел</text:span><text:span text:style-name="T38">и</text:span><text:span text:style-name="T31">чине группы обсуждения по специфическому вопросу</text:span><text:span text:style-name="T2"> - е</text:span><text:span text:style-name="T6">сли вопрос затрагивает меньше 50% команды, то он не должен обсуждаться на общих митингах.</text:span></text:p>
        </text:list-item>
        <text:list-item>
          <text:p text:style-name="P31"><text:span text:style-name="T36">Конвенция по размеру групп для обсуждения - </text:span><text:span text:style-name="T2">с</text:span><text:span text:style-name="T14">обирать группы количеством участников более 10 (15) </text:span><text:span text:style-name="T2">часто</text:span><text:span text:style-name="T14"> не </text:span><text:span text:style-name="T2">слишком </text:span><text:span text:style-name="T14">эффективно, выгоднее предложить заранее описать вопросы и докладчики постараются на них ответить. Если тема важная, то следу</text:span><text:span text:style-name="T2">ет</text:span><text:span text:style-name="T14"> сделать процесс итерационным, где после каждой встречи опять предлагается зафиксировать вопросы, а докладчики на них ответят в следующий раз.</text:span></text:p>
        </text:list-item>
        <text:list-item>
          <text:p text:style-name="P31"><text:span text:style-name="T36">Конвенция фиксации договорённостей - </text:span><text:span text:style-name="T2">ч</text:span><text:span text:style-name="T14">то не записано, того нет. Все конвенции, архитектурные описания и прочие договорённости обязательно должны быть зафиксированы и быть всем доступны для ознакомления и обсуждения. </text:span><text:span text:style-name="T8">Если обсуждение задачи занимает больше часа, то нужно назначать кого-нибудь кто е</text:span><text:span text:style-name="T25">ё</text:span><text:span text:style-name="T8"> задокументирует. </text:span><text:span text:style-name="T2">Все не тривиальные или не стандартные решения должны быть задокументированы.</text:span></text:p>
        </text:list-item>
      </text:list>
      <text:p text:style-name="P16"/>
      <text:p text:style-name="P13"><text:span text:style-name="T69">К</text:span>онвенции <text:span text:style-name="T69">по фронтендам</text:span></text:p>
      <text:list xml:id="list2371249352" text:style-name="L6">
        <text:list-item>
          <text:p text:style-name="P29"><text:soft-page-break/>Конвенция по организации роутинга — <text:span text:style-name="T2">любая страница которая может быть открыта независимо от других страниц должна обладать своим уникальным url-адресом.</text:span></text:p>
        </text:list-item>
      </text:list>
      <text:p text:style-name="P13"/>
      <text:p text:style-name="P11">Прочие конвенции</text:p>
      <text:list xml:id="list4004907648" text:style-name="L7">
        <text:list-item>
          <text:p text:style-name="P33"><text:span text:style-name="T49">Конвенциия по white list допустимых технологий</text:span><text:span text:style-name="T55"> - о</text:span><text:span text:style-name="T54">писать белый лист основных технологий используемых на проекте (например языки программирования, типы баз данных и пр.) и описать причину выбора.</text:span></text:p>
        </text:list-item>
        <text:list-item>
          <text:p text:style-name="P33"><text:span text:style-name="T49">Конвенция о средах разработки (форматах)</text:span><text:span text:style-name="T55"> - з</text:span><text:span text:style-name="T54">адуматься об унификации высокоуровневых инструментов </text:span><text:span text:style-name="T55">и используемых форматах</text:span><text:span text:style-name="T54">- сред разработки (в том числе для дизайнеров, для документов и схем, типов репозиториев и пр.)</text:span><text:span text:style-name="T55">. Описать в каких случаях какие следует применять.</text:span></text:p>
        </text:list-item>
        <text:list-item>
          <text:p text:style-name="P33"><text:span text:style-name="T48">Конвенция по кроссплатформенности - </text:span><text:span text:style-name="T55">в</text:span><text:span text:style-name="T54"> микросервисах и модули должны быть требования для локальной разв</text:span><text:span text:style-name="T57">ё</text:span><text:span text:style-name="T54">ртки а так же инструкции по запуску на допустимых устройствах (например чтоб не было ОС-специ</text:span><text:span text:style-name="T57">ф</text:span><text:span text:style-name="T54">ических скриптов), либо в крайнем случае должны быть явно описаны допустимые ОС или среды.</text:span></text:p>
        </text:list-item>
        <text:list-item>
          <text:p text:style-name="P33"><text:span text:style-name="T49">Конвенци</text:span><text:span text:style-name="T50">и</text:span><text:span text:style-name="T49"> по agile</text:span><text:span text:style-name="T55"> - </text:span><text:span text:style-name="T54">Стандартные agile понятия тоже должны быть стандартизированы (</text:span><text:span text:style-name="T57">d</text:span><text:span text:style-name="T54">efinition of done, </text:span><text:span text:style-name="T57">d</text:span><text:span text:style-name="T54">efinition of ready, формат оформления багов, тасок, тип комментариев в тасках, уведомление бизнеса о релизе и пр.)</text:span></text:p>
        </text:list-item>
      </text:list>
      <text:p text:style-name="P7"><text:span text:style-name="T2"><text:tab/></text:span><text:span text:style-name="T60">Конвенция по конфигурациям</text:span><text:span text:style-name="T15"> - у</text:span><text:span text:style-name="T2">нифицировать стандартные конфиги для различных инструментов контроля качества кода.</text:span></text:p>
      <text:p text:style-name="P7"><text:span text:style-name="T2"><text:tab/></text:span><text:span text:style-name="T60">Конвенция по средствам и целям мониторинга</text:span><text:span text:style-name="T15"> - с</text:span><text:span text:style-name="T16">тандартизация мониторинга </text:span><text:span text:style-name="T15">различных окружений</text:span><text:span text:style-name="T16">, возможно </text:span><text:span text:style-name="T15">главные</text:span><text:span text:style-name="T16"> для бизнеса метрики, </text:span><text:span text:style-name="T15">важные метрики для разработчиков и пр.</text:span></text:p>
      <text:p text:style-name="P8"><text:span text:style-name="T2"><text:tab/></text:span><text:span text:style-name="T60">Конвенция по логированию </text:span><text:span text:style-name="T15">- с</text:span><text:span text:style-name="T2">тандартизировать формат логов.</text:span></text:p>
      <text:p text:style-name="P8"><text:span text:style-name="T2"><text:tab/></text:span><text:span text:style-name="T60">Конвенции по CI/CD</text:span><text:span text:style-name="T15"> - с</text:span><text:span text:style-name="T2">тандартизация процессов CI/CD (например унифицированный контейнер</text:span><text:span text:style-name="T15">, унифицированные pipelines, отдельное описание специфических отличных от стандартных мест</text:span><text:span text:style-name="T2">).</text:span></text:p>
      <text:p text:style-name="P8"><text:span text:style-name="T2"><text:tab/></text:span><text:span text:style-name="T60">Конвенция по инфраструктуре </text:span><text:span text:style-name="T15">- с</text:span><text:span text:style-name="T2">тандартизация инфраструктуры и её настроек. </text:span><text:span text:style-name="T21">(унификация настроек и подходов к проектированию loadbalance, namespaces in kubernates, пр.)</text:span></text:p>
      <text:p text:style-name="P8"><text:span text:style-name="T21"><text:tab/></text:span><text:span text:style-name="T67">Конвенция по затратам на инфраструктуру</text:span><text:span text:style-name="T21"> -- перед выполнением некоторых задач нужно в том числе оценивать стоимость затрат на инфраструктуру.</text:span></text:p>
      <text:p text:style-name="P8"><text:span text:style-name="T21"><text:tab/></text:span><text:span text:style-name="T68">Конвенция по самообразованию</text:span><text:span text:style-name="T22"> — нужно всем тратить время на самообразование в и отчитываться об этом. Например, заводится список книг и все члены команды должны уделять 30 минут в день на прочтение одной из книг. </text:span><text:span text:style-name="T23">Это влияет на культур</text:span><text:span text:style-name="T26">у</text:span><text:span text:style-name="T23"> внутри команды.</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12:47:22.613791654</meta:creation-date>
    <dc:date>2022-10-19T22:05:12.352006421</dc:date>
    <meta:editing-duration>PT13H54M4S</meta:editing-duration>
    <meta:editing-cycles>32</meta:editing-cycles>
    <meta:generator>LibreOffice/7.3.6.2$Linux_X86_64 LibreOffice_project/30$Build-2</meta:generator>
    <dc:creator>triton</dc:creator>
    <meta:document-statistic meta:table-count="0" meta:image-count="0" meta:object-count="0" meta:page-count="3" meta:paragraph-count="54" meta:word-count="1076" meta:character-count="7649" meta:non-whitespace-character-count="6644"/>
  </office:meta>
</office:document-meta>
</file>